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imb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35:5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<text:span text:style-name="T1">climber</text:span> ascends a challenging indoor climbing wall with a follow cinematic shot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14" calcext:value-type="float">
            <text:p>0.3014</text:p>
          </table:table-cell>
          <table:table-cell office:value-type="float" office:value="17.996" calcext:value-type="float">
            <text:p>17.9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6877" calcext:value-type="float">
            <text:p>0.68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0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458" calcext:value-type="float">
            <text:p>0.3458</text:p>
          </table:table-cell>
          <table:table-cell table:style-name="ce2" office:value-type="float" office:value="19.0881" calcext:value-type="float">
            <text:p>19.088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6481" calcext:value-type="float">
            <text:p>0.64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06" calcext:value-type="float">
            <text:p>0.306</text:p>
          </table:table-cell>
          <table:table-cell office:value-type="float" office:value="18.1505" calcext:value-type="float">
            <text:p>18.150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863" calcext:value-type="float">
            <text:p>0.68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4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489" calcext:value-type="float">
            <text:p>0.3489</text:p>
          </table:table-cell>
          <table:table-cell office:value-type="float" office:value="19.0483" calcext:value-type="float">
            <text:p>19.0483</text:p>
          </table:table-cell>
          <table:table-cell office:value-type="float" office:value="0.912" calcext:value-type="float">
            <text:p>0.912</text:p>
          </table:table-cell>
          <table:table-cell table:style-name="ce2" office:value-type="float" office:value="0.6401" calcext:value-type="float">
            <text:p>0.64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4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56" calcext:value-type="float">
            <text:p>0.3156</text:p>
          </table:table-cell>
          <table:table-cell office:value-type="float" office:value="18.2874" calcext:value-type="float">
            <text:p>18.287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6755" calcext:value-type="float">
            <text:p>0.67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5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4" calcext:value-type="float">
            <text:p>0.324</text:p>
          </table:table-cell>
          <table:table-cell office:value-type="float" office:value="18.6295" calcext:value-type="float">
            <text:p>18.629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627" calcext:value-type="float">
            <text:p>0.66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9:0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543" calcext:value-type="float">
            <text:p>0.2543</text:p>
          </table:table-cell>
          <table:table-cell office:value-type="float" office:value="17.8124" calcext:value-type="float">
            <text:p>17.8124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7382" calcext:value-type="float">
            <text:p>0.7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15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932" calcext:value-type="float">
            <text:p>0.2932</text:p>
          </table:table-cell>
          <table:table-cell table:style-name="ce2" office:value-type="float" office:value="18.7965" calcext:value-type="float">
            <text:p>18.7965</text:p>
          </table:table-cell>
          <table:table-cell office:value-type="float" office:value="0.9337" calcext:value-type="float">
            <text:p>0.9337</text:p>
          </table:table-cell>
          <table:table-cell table:style-name="ce2" office:value-type="float" office:value="0.6996" calcext:value-type="float">
            <text:p>0.6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448" calcext:value-type="float">
            <text:p>0.2448</text:p>
          </table:table-cell>
          <table:table-cell office:value-type="float" office:value="17.974" calcext:value-type="float">
            <text:p>17.974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7492" calcext:value-type="float">
            <text:p>0.7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4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23" calcext:value-type="float">
            <text:p>0.2923</text:p>
          </table:table-cell>
          <table:table-cell office:value-type="float" office:value="18.2829" calcext:value-type="float">
            <text:p>18.2829</text:p>
          </table:table-cell>
          <table:table-cell office:value-type="float" office:value="0.942" calcext:value-type="float">
            <text:p>0.942</text:p>
          </table:table-cell>
          <table:table-cell office:value-type="float" office:value="0.7008" calcext:value-type="float">
            <text:p>0.7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52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679" calcext:value-type="float">
            <text:p>0.2679</text:p>
          </table:table-cell>
          <table:table-cell office:value-type="float" office:value="18.0993" calcext:value-type="float">
            <text:p>18.0993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7277" calcext:value-type="float">
            <text:p>0.7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40:0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831" calcext:value-type="float">
            <text:p>0.2831</text:p>
          </table:table-cell>
          <table:table-cell office:value-type="float" office:value="18.0871" calcext:value-type="float">
            <text:p>18.087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7105" calcext:value-type="float">
            <text:p>0.7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1:2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777" calcext:value-type="float">
            <text:p>0.2777</text:p>
          </table:table-cell>
          <table:table-cell office:value-type="float" office:value="17.8759" calcext:value-type="float">
            <text:p>17.8759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7139" calcext:value-type="float">
            <text:p>0.7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1:4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212" calcext:value-type="float">
            <text:p>0.321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669" calcext:value-type="float">
            <text:p>0.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1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46" calcext:value-type="float">
            <text:p>0.3146</text:p>
          </table:table-cell>
          <table:table-cell office:value-type="float" office:value="18.0575" calcext:value-type="float">
            <text:p>18.057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6758" calcext:value-type="float">
            <text:p>0.6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2:1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55" calcext:value-type="float">
            <text:p>0.355</text:p>
          </table:table-cell>
          <table:table-cell table:style-name="ce2" office:value-type="float" office:value="19.1348" calcext:value-type="float">
            <text:p>19.1348</text:p>
          </table:table-cell>
          <table:table-cell office:value-type="float" office:value="0.9162" calcext:value-type="float">
            <text:p>0.9162</text:p>
          </table:table-cell>
          <table:table-cell table:style-name="ce2" office:value-type="float" office:value="0.6343" calcext:value-type="float">
            <text:p>0.6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2:3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31" calcext:value-type="float">
            <text:p>0.3131</text:p>
          </table:table-cell>
          <table:table-cell office:value-type="float" office:value="18.4099" calcext:value-type="float">
            <text:p>18.409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6773" calcext:value-type="float">
            <text:p>0.6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2:5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436" calcext:value-type="float">
            <text:p>0.3436</text:p>
          </table:table-cell>
          <table:table-cell office:value-type="float" office:value="18.5706" calcext:value-type="float">
            <text:p>18.570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6468" calcext:value-type="float">
            <text:p>0.6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7:35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72" calcext:value-type="float">
            <text:p>0.2972</text:p>
          </table:table-cell>
          <table:table-cell office:value-type="float" office:value="18.2742" calcext:value-type="float">
            <text:p>18.2742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6939" calcext:value-type="float">
            <text:p>0.6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8:2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31" calcext:value-type="float">
            <text:p>0.3031</text:p>
          </table:table-cell>
          <table:table-cell table:style-name="ce2" office:value-type="float" office:value="18.8899" calcext:value-type="float">
            <text:p>18.8899</text:p>
          </table:table-cell>
          <table:table-cell office:value-type="float" office:value="0.947" calcext:value-type="float">
            <text:p>0.947</text:p>
          </table:table-cell>
          <table:table-cell office:value-type="float" office:value="0.6907" calcext:value-type="float">
            <text:p>0.6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8:4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928" calcext:value-type="float">
            <text:p>0.2928</text:p>
          </table:table-cell>
          <table:table-cell office:value-type="float" office:value="17.8734" calcext:value-type="float">
            <text:p>17.8734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699" calcext:value-type="float">
            <text:p>0.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8:5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08" calcext:value-type="float">
            <text:p>0.308</text:p>
          </table:table-cell>
          <table:table-cell office:value-type="float" office:value="18.0627" calcext:value-type="float">
            <text:p>18.0627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86" calcext:value-type="float">
            <text:p>0.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9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753" calcext:value-type="float">
            <text:p>0.2753</text:p>
          </table:table-cell>
          <table:table-cell office:value-type="float" office:value="17.8295" calcext:value-type="float">
            <text:p>17.829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7142" calcext:value-type="float">
            <text:p>0.7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9:24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79" calcext:value-type="float">
            <text:p>0.3079</text:p>
          </table:table-cell>
          <table:table-cell office:value-type="float" office:value="18.1485" calcext:value-type="float">
            <text:p>18.1485</text:p>
          </table:table-cell>
          <table:table-cell office:value-type="float" office:value="0.9245" calcext:value-type="float">
            <text:p>0.9245</text:p>
          </table:table-cell>
          <table:table-cell table:style-name="ce2" office:value-type="float" office:value="0.6827" calcext:value-type="float">
            <text:p>0.68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56:40.473415614</dc:date>
    <meta:editing-duration>PT3M44S</meta:editing-duration>
    <meta:editing-cycles>3</meta:editing-cycles>
    <meta:generator>LibreOffice/7.3.7.2$Linux_X86_64 LibreOffice_project/30$Build-2</meta:generator>
    <meta:document-statistic meta:table-count="1" meta:cell-count="260" meta:object-count="0"/>
  </office:meta>
</office:document-meta>
</file>